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Arial Black" svg:font-family="'Arial Black'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Webdings" svg:font-family="Webdings" style:font-pitch="variable" style:font-charset="x-symbol"/>
  </office:font-face-decls>
  <office:automatic-styles>
    <style:style style:name="P1" style:family="paragraph" style:parent-style-name="Standard">
      <style:text-properties style:font-name="Andale Mono" officeooo:rsid="00042696" officeooo:paragraph-rsid="00042696"/>
    </style:style>
    <style:style style:name="P2" style:family="paragraph" style:parent-style-name="Standard">
      <style:text-properties style:font-name="Andale Mono" officeooo:rsid="0004b68d" officeooo:paragraph-rsid="0004b68d"/>
    </style:style>
    <style:style style:name="P3" style:family="paragraph" style:parent-style-name="Standard">
      <style:text-properties style:font-name="Andale Mono" officeooo:rsid="00063ba0" officeooo:paragraph-rsid="00063ba0"/>
    </style:style>
    <style:style style:name="P4" style:family="paragraph" style:parent-style-name="Standard">
      <style:text-properties style:font-name="Andale Mono" fo:font-weight="bold" officeooo:rsid="00063ba0" officeooo:paragraph-rsid="00063ba0" style:font-weight-asian="bold" style:font-weight-complex="bold"/>
    </style:style>
    <style:style style:name="P5" style:family="paragraph" style:parent-style-name="Standard">
      <style:text-properties style:font-name="Arial" officeooo:rsid="00042696" officeooo:paragraph-rsid="00042696"/>
    </style:style>
    <style:style style:name="P6" style:family="paragraph" style:parent-style-name="Standard">
      <style:text-properties style:font-name="Arial Black" officeooo:rsid="00042696" officeooo:paragraph-rsid="00042696"/>
    </style:style>
    <style:style style:name="P7" style:family="paragraph" style:parent-style-name="Standard">
      <style:text-properties style:font-name="Comic Sans MS" officeooo:rsid="00042696" officeooo:paragraph-rsid="00042696"/>
    </style:style>
    <style:style style:name="P8" style:family="paragraph" style:parent-style-name="Standard">
      <style:text-properties style:font-name="Courier New" officeooo:rsid="00042696" officeooo:paragraph-rsid="00042696"/>
    </style:style>
    <style:style style:name="P9" style:family="paragraph" style:parent-style-name="Standard">
      <style:text-properties style:font-name="Georgia" officeooo:rsid="00042696" officeooo:paragraph-rsid="00042696"/>
    </style:style>
    <style:style style:name="P10" style:family="paragraph" style:parent-style-name="Standard">
      <style:text-properties style:font-name="Impact" officeooo:rsid="00042696" officeooo:paragraph-rsid="00042696"/>
    </style:style>
    <style:style style:name="P11" style:family="paragraph" style:parent-style-name="Standard">
      <style:text-properties style:font-name="Times New Roman" officeooo:rsid="00042696" officeooo:paragraph-rsid="00042696"/>
    </style:style>
    <style:style style:name="P12" style:family="paragraph" style:parent-style-name="Standard">
      <style:text-properties style:font-name="Trebuchet MS" officeooo:rsid="00042696" officeooo:paragraph-rsid="00042696"/>
    </style:style>
    <style:style style:name="P13" style:family="paragraph" style:parent-style-name="Standard">
      <style:text-properties style:font-name="Verdana" officeooo:rsid="00042696" officeooo:paragraph-rsid="00042696"/>
    </style:style>
    <style:style style:name="P14" style:family="paragraph" style:parent-style-name="Standard">
      <style:text-properties officeooo:paragraph-rsid="00042696"/>
    </style:style>
    <style:style style:name="P15" style:family="paragraph" style:parent-style-name="Standard" style:list-style-name="L1">
      <style:text-properties style:font-name="Liberation Sans" officeooo:paragraph-rsid="00052b93"/>
    </style:style>
    <style:style style:name="P16" style:family="paragraph" style:parent-style-name="Standard">
      <style:text-properties officeooo:paragraph-rsid="0004b68d"/>
    </style:style>
    <style:style style:name="P17" style:family="paragraph" style:parent-style-name="Standard" style:list-style-name="L1">
      <style:text-properties officeooo:rsid="00052b93" officeooo:paragraph-rsid="00052b93"/>
    </style:style>
    <style:style style:name="P18" style:family="paragraph" style:parent-style-name="Standard">
      <style:text-properties officeooo:paragraph-rsid="00052b93"/>
    </style:style>
    <style:style style:name="P19" style:family="paragraph" style:parent-style-name="Standard" style:list-style-name="L1">
      <style:text-properties style:font-name="Liberation Mono" officeooo:paragraph-rsid="00052b93"/>
    </style:style>
    <style:style style:name="P20" style:family="paragraph" style:parent-style-name="Standard" style:list-style-name="L1">
      <style:text-properties officeooo:paragraph-rsid="00063ba0"/>
    </style:style>
    <style:style style:name="P21" style:family="paragraph" style:parent-style-name="Standard">
      <style:text-properties fo:font-weight="bold" officeooo:rsid="00052b93" officeooo:paragraph-rsid="00052b93" style:font-weight-asian="bold" style:font-weight-complex="bold"/>
    </style:style>
    <style:style style:name="T1" style:family="text">
      <style:text-properties style:font-name="Webdings" officeooo:rsid="00042696"/>
    </style:style>
    <style:style style:name="T2" style:family="text">
      <style:text-properties style:font-name="Webdings" officeooo:rsid="00063ba0"/>
    </style:style>
    <style:style style:name="T3" style:family="text">
      <style:text-properties style:font-name="Liberation Sans"/>
    </style:style>
    <style:style style:name="T4" style:family="text">
      <style:text-properties style:font-name="Liberation Sans" officeooo:rsid="0004b68d"/>
    </style:style>
    <style:style style:name="T5" style:family="text">
      <style:text-properties style:font-name="Liberation Sans" officeooo:rsid="00052b93"/>
    </style:style>
    <style:style style:name="T6" style:family="text">
      <style:text-properties style:font-name="Liberation Sans" officeooo:rsid="00063ba0"/>
    </style:style>
    <style:style style:name="T7" style:family="text">
      <style:text-properties officeooo:rsid="00052b93"/>
    </style:style>
    <style:style style:name="T8" style:family="text">
      <style:text-properties style:font-name="Verdana" officeooo:rsid="00042696"/>
    </style:style>
    <style:style style:name="T9" style:family="text">
      <style:text-properties style:font-name="Liberation Sans Narrow" officeooo:rsid="00052b93"/>
    </style:style>
    <style:style style:name="T10" style:family="text">
      <style:text-properties style:font-name="Liberation Sans Narrow" officeooo:rsid="00063ba0"/>
    </style:style>
    <style:style style:name="T11" style:family="text">
      <style:text-properties style:font-name="Liberation Serif"/>
    </style:style>
    <style:style style:name="T12" style:family="text">
      <style:text-properties style:font-name="Courier New" officeooo:rsid="00052b93"/>
    </style:style>
    <style:style style:name="T13" style:family="text">
      <style:text-properties style:font-name="Arial" officeooo:rsid="00052b93"/>
    </style:style>
    <style:style style:name="T14" style:family="text">
      <style:text-properties style:font-name="Times New Roman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Microsoft Fonts added to Ubuntu</text:span></text:p>
      <text:p text:style-name="P3"><text:span text:style-name="T3"/></text:p>
      <text:p text:style-name="P2"><text:span text:style-name="T3">The </text:span><text:span text:style-name="T6">following</text:span><text:span text:style-name="T3"> are the font</text:span><text:span text:style-name="T6">s</text:span><text:span text:style-name="T3"> added to LibreOffice Writer font list after installing ttf-mscorefonts-installer (3.8.1ubuntu1). </text:span><text:span text:style-name="T6">If you create documents that will be moved between MS-Word and LibreOffice Writer, or Excel and Calc then using the following fonts may result in better compatibility.</text:span></text:p>
      <text:p text:style-name="P1"><text:span text:style-name="T3"/></text:p>
      <text:p text:style-name="P1">Andale Mono</text:p>
      <text:p text:style-name="P6"/>
      <text:p text:style-name="P5">Arial</text:p>
      <text:p text:style-name="P5"/>
      <text:p text:style-name="P5">Arial Black</text:p>
      <text:p text:style-name="P5"/>
      <text:p text:style-name="P7">Comic Sans MS</text:p>
      <text:p text:style-name="P7"/>
      <text:p text:style-name="P8">Courier New</text:p>
      <text:p text:style-name="P8"/>
      <text:p text:style-name="P9">Georgia</text:p>
      <text:p text:style-name="P9"/>
      <text:p text:style-name="P10">Impact</text:p>
      <text:p text:style-name="P10"/>
      <text:p text:style-name="P11">Times New Roman</text:p>
      <text:p text:style-name="P11"/>
      <text:p text:style-name="P12">Trebuchet MS</text:p>
      <text:p text:style-name="P12"/>
      <text:p text:style-name="P13">Verdana</text:p>
      <text:p text:style-name="P13"/>
      <text:p text:style-name="P14"><text:span text:style-name="T4">Windings E.g</text:span><text:span text:style-name="T8">. </text:span><text:span text:style-name="T1">Web</text:span><text:span text:style-name="T2">k</text:span><text:span text:style-name="T1">i</text:span><text:span text:style-name="T2">fh</text:span></text:p>
      <text:p text:style-name="P18"><text:span text:style-name="T4"/></text:p>
      <text:p text:style-name="P18"><text:span text:style-name="T4"/></text:p>
      <text:p text:style-name="P21"><text:span text:style-name="T6">Note on </text:span><text:span text:style-name="T3">Liberation Fonts</text:span></text:p>
      <text:p text:style-name="P18"><text:span text:style-name="T5"/></text:p>
      <text:p text:style-name="P18"><text:span text:style-name="T5">The Liberation family of fonts are:</text:span></text:p>
      <text:p text:style-name="P18"><text:span text:style-name="T12"/></text:p>
      <text:list text:style-name="L1">
        <text:list-item>
          <text:p text:style-name="P19"><text:span text:style-name="T7">Liberation Mono – </text:span><text:span text:style-name="T12">Courier New</text:span><text:span text:style-name="T7"> replacement</text:span></text:p>
        </text:list-item>
        <text:list-item>
          <text:p text:style-name="P15"><text:span text:style-name="T7">Liberation Sans – </text:span><text:span text:style-name="T13">Arial</text:span><text:span text:style-name="T7"> replacement</text:span></text:p>
        </text:list-item>
        <text:list-item>
          <text:p text:style-name="P20"><text:span text:style-name="T9">Liberation Sans Narrow</text:span><text:span text:style-name="T5"> – </text:span><text:span text:style-name="T6">A</text:span><text:span text:style-name="T10">rial N</text:span><text:span text:style-name="T9">arrow</text:span><text:span text:style-name="T5"> replacement</text:span></text:p>
        </text:list-item>
        <text:list-item>
          <text:p text:style-name="P17"><text:span text:style-name="T11">Liberation Serif</text:span><text:span text:style-name="T3"> – </text:span><text:span text:style-name="T14">Times New Roman</text:span><text:span text:style-name="T3"> replacement</text:span></text:p>
        </text:list-item>
      </text:list>
      <text:p text:style-name="P18"><text:span text:style-name="T5"/></text:p>
      <text:p text:style-name="P18"><text:span text:style-name="T4">They are open-source </text:span><text:span text:style-name="T6">fonts that</text:span><text:span text:style-name="T4"> are supplied with LibreOffice. </text:span></text:p>
      <text:p text:style-name="P16"><text:span text:style-name="T4"/></text:p>
      <text:p text:style-name="P16">The Liberation Fonts were created by Red Hat to substitute Arial, Arial Narrow, Times New Roman and Courier New as their width is the same. When you open a document written in Times New Roman, the equivalent Liberation Font will be used to keep the document uninterrupte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Arial Black" svg:font-family="'Arial Black'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Webdings" svg:font-family="Web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09:49:43.798589322</meta:creation-date>
    <dc:date>2025-02-07T11:43:10.811693126</dc:date>
    <meta:editing-duration>PT28M2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1" meta:word-count="159" meta:character-count="1011" meta:non-whitespace-character-count="872"/>
  </office:meta>
</office:document-meta>
</file>